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Monospace1" svg:font-family="Monospace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6ce80" officeooo:paragraph-rsid="0016ce80"/>
    </style:style>
    <style:style style:name="P2" style:family="paragraph" style:parent-style-name="Standard" style:list-style-name="L1">
      <style:text-properties officeooo:rsid="0016ce80" officeooo:paragraph-rsid="0016ce80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fo:background-color="#000000">
        <style:background-image/>
      </style:paragraph-properties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fo:background-color="#000000">
        <style:background-image/>
      </style:paragraph-properties>
      <style:text-properties officeooo:paragraph-rsid="0016ce80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fo:background-color="#000000">
        <style:background-image/>
      </style:paragraph-properties>
      <style:text-properties style:font-name="Monospace" fo:font-size="10pt" style:font-size-asian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fo:background-color="#000000">
        <style:background-image/>
      </style:paragraph-properties>
      <style:text-properties fo:font-size="9pt" style:font-size-asian="9pt" style:font-size-complex="9pt"/>
    </style:style>
    <style:style style:name="P7" style:family="paragraph" style:parent-style-name="Standard">
      <style:paragraph-properties fo:background-color="#000000">
        <style:background-image/>
      </style:paragraph-properties>
      <style:text-properties officeooo:rsid="0016ce80" officeooo:paragraph-rsid="0016ce80"/>
    </style:style>
    <style:style style:name="P8" style:family="paragraph" style:parent-style-name="Title" style:master-page-name="Standard">
      <style:paragraph-properties style:page-number="auto"/>
    </style:style>
    <style:style style:name="P9" style:family="paragraph" style:parent-style-name="Heading_20_2">
      <style:paragraph-properties fo:break-before="page"/>
    </style:style>
    <style:style style:name="T1" style:family="text">
      <style:text-properties fo:color="#f8f8f8" style:font-name="Monospace"/>
    </style:style>
    <style:style style:name="T2" style:family="text">
      <style:text-properties fo:color="#f8f8f8" style:font-name="Monospace" fo:font-size="10pt" style:font-size-asian="10pt"/>
    </style:style>
    <style:style style:name="T3" style:family="text">
      <style:text-properties fo:color="#f8f8f8" style:font-name="Monospace" fo:font-size="10pt" officeooo:rsid="0016ce80" style:font-size-asian="10pt"/>
    </style:style>
    <style:style style:name="T4" style:family="text">
      <style:text-properties fo:color="#f8f8f8" style:font-name="Monospace" fo:font-size="9pt" style:font-size-asian="9pt" style:font-size-complex="9pt"/>
    </style:style>
    <style:style style:name="T5" style:family="text">
      <style:text-properties style:font-name="Monospace"/>
    </style:style>
    <style:style style:name="T6" style:family="text">
      <style:text-properties style:font-name="Monospace" fo:font-size="10pt" style:font-size-asian="10pt"/>
    </style:style>
    <style:style style:name="T7" style:family="text">
      <style:text-properties fo:color="#7587a6" style:font-name="Monospace"/>
    </style:style>
    <style:style style:name="T8" style:family="text">
      <style:text-properties fo:color="#7587a6" style:font-name="Monospace" fo:font-size="10pt" style:font-size-asian="10pt"/>
    </style:style>
    <style:style style:name="T9" style:family="text">
      <style:text-properties fo:color="#7587a6" style:font-name="Monospace" fo:font-size="9pt" style:font-size-asian="9pt" style:font-size-complex="9pt"/>
    </style:style>
    <style:style style:name="T10" style:family="text">
      <style:text-properties fo:color="#cda869" style:font-name="Monospace"/>
    </style:style>
    <style:style style:name="T11" style:family="text">
      <style:text-properties fo:color="#cda869" style:font-name="Monospace" fo:font-size="10pt" style:font-size-asian="10pt"/>
    </style:style>
    <style:style style:name="T12" style:family="text">
      <style:text-properties fo:color="#cda869" style:font-name="Monospace" fo:font-size="9pt" style:font-size-asian="9pt" style:font-size-complex="9pt"/>
    </style:style>
    <style:style style:name="T13" style:family="text">
      <style:text-properties fo:color="#dad085" style:font-name="Monospace"/>
    </style:style>
    <style:style style:name="T14" style:family="text">
      <style:text-properties fo:color="#dad085" style:font-name="Monospace" fo:font-size="10pt" style:font-size-asian="10pt"/>
    </style:style>
    <style:style style:name="T15" style:family="text">
      <style:text-properties fo:color="#8f9d6a" style:font-name="Monospace"/>
    </style:style>
    <style:style style:name="T16" style:family="text">
      <style:text-properties fo:color="#8f9d6a" style:font-name="Monospace" fo:font-size="10pt" style:font-size-asian="10pt"/>
    </style:style>
    <style:style style:name="T17" style:family="text">
      <style:text-properties fo:color="#9b859d" style:font-name="Monospace" fo:font-size="10pt" style:font-size-asian="10pt"/>
    </style:style>
    <style:style style:name="T18" style:family="text">
      <style:text-properties fo:color="#5f5a60" style:font-name="Monospace" fo:font-size="10pt" fo:font-style="italic" style:font-size-asian="10pt" style:font-style-asian="italic"/>
    </style:style>
    <style:style style:name="T19" style:family="text">
      <style:text-properties fo:color="#5f5a60" style:font-name="Monospace" fo:font-style="italic" style:font-style-asian="italic"/>
    </style:style>
    <style:style style:name="T20" style:family="text">
      <style:text-properties fo:color="#cf6a4c" style:font-name="Monospace"/>
    </style:style>
    <style:style style:name="T21" style:family="text">
      <style:text-properties fo:color="#cf6a4c" style:font-name="Monospace" fo:font-size="10pt" style:font-size-asian="10pt"/>
    </style:style>
    <style:style style:name="T22" style:family="text">
      <style:text-properties fo:color="#cf6a4c" style:font-name="Monospace" fo:font-size="9pt" style:font-size-asian="9pt" style:font-size-complex="9pt"/>
    </style:style>
    <style:style style:name="T23" style:family="text">
      <style:text-properties fo:color="#ac885b" style:font-name="Monospace" fo:font-size="10pt" style:font-size-asian="10pt"/>
    </style:style>
    <style:style style:name="T24" style:family="text">
      <style:text-properties fo:color="#9b703f" style:font-name="Monospace" fo:font-size="10pt" style:font-size-asian="10pt"/>
    </style:style>
    <style:style style:name="T25" style:family="text">
      <style:text-properties fo:color="#c5af75" style:font-name="Monospace" fo:font-size="10pt" style:font-size-asian="10pt"/>
    </style:style>
    <style:style style:name="T26" style:family="text">
      <style:text-properties fo:color="#ca7840" style:font-name="Monospace" fo:font-size="10pt" style:font-size-asian="10pt"/>
    </style:style>
    <style:style style:name="T27" style:family="text">
      <style:text-properties fo:color="#8b98ab" style:font-name="Monospace" fo:font-size="10pt" style:font-size-asian="10pt"/>
    </style:style>
    <style:style style:name="T28" style:family="text">
      <style:text-properties fo:color="#e0c589" style:font-name="Monospace" fo:font-size="10pt" style:font-size-asian="10pt"/>
    </style:style>
    <style:style style:name="T29" style:family="text">
      <style:text-properties fo:color="#f9ee98" style:font-name="Monospace" fo:font-size="10pt" style:font-size-asian="10pt"/>
    </style:style>
    <style:style style:name="T30" style:family="text">
      <style:text-properties fo:color="#1cf615" style:font-name="Monospace"/>
    </style:style>
    <style:style style:name="T31" style:family="text">
      <style:text-properties fo:color="#1cf615" style:font-name="Monospace" fo:font-size="10pt" style:font-size-asian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Oblig 5 – Datamodellering &amp; Databasesystemer</text:p>
      <text:p text:style-name="P1"/>
      <text:h text:style-name="Heading_20_1" text:outline-level="1">Oppgave 1</text:h>
      <text:p text:style-name="P1"/>
      <text:list xml:id="list7013447834840322819" text:style-name="L1">
        <text:list-item>
          <text:p text:style-name="P2">//creator</text:p>
        </text:list-item>
        <text:list-item>
          <text:p text:style-name="P2">//CD/Disc/Track[../../title/text()='Greatest Hits 1' and ../../creator/text() ='Queen']</text:p>
        </text:list-item>
        <text:list-item>
          <text:p text:style-name="P2">//CD[./Disc/Track/WrittenBy/text()='Roger Waters']</text:p>
        </text:list-item>
        <text:list-item>
          <text:p text:style-name="P2">//CD/Disc[1]/Track[3]/Title[../../../creator/text()='Pink Floyd' and ../../../title/text()='The Wall']/text()</text:p>
        </text:list-item>
        <text:list-item>
          <text:p text:style-name="P2">//CD/Disc/Track[./WrittenBy/text()='Roger Waters' and count(./WrittenBy) &gt; 1]</text:p>
        </text:list-item>
        <text:list-item>
          <text:p text:style-name="P2">//CD[./Disc/Track/Title/text()[contains(.,'Girls')]]</text:p>
        </text:list-item>
        <text:list-item>
          <text:p text:style-name="P2">//CD/Disc/Track[contains(@duration,'5:') and ./Lyrics/text()[contains(.,'love')]]</text:p>
        </text:list-item>
        <text:list-item>
          <text:p text:style-name="P2">count(//CD/Disc/Track[./Title='Play The Game']/Lyrics/text())</text:p>
        </text:list-item>
        <text:list-item>
          <text:p text:style-name="P2">//CD[./creator/text()='Queen']/Disc/Track[./WrittenBy/text() != 'Freddie Mercury' and ./WrittenBy/text() != 'Queen']/Title/text()</text:p>
        </text:list-item>
        <text:list-item>
          <text:p text:style-name="P2">//CD[./title='The Wall']/Disc[2]/Track[./Title='Vera']/following-sibling::Track</text:p>
        </text:list-item>
      </text:list>
      <text:p text:style-name="P1"/>
      <text:p text:style-name="P1"/>
      <text:h text:style-name="P9" text:outline-level="2">Oppgave 2<text:span text:style-name="T2">&lt;?php</text:span></text:h>
      <text:p text:style-name="P3"><text:span text:style-name="T6"><text:s text:c="2"/></text:span><text:span text:style-name="T8">$xml_file </text:span><text:span text:style-name="T11">= </text:span><text:span text:style-name="T14">file_get_contents</text:span><text:span text:style-name="T2">(</text:span><text:span text:style-name="T16">"http://www.aftenposten.no/rss/?kat=nyheter_uriks"</text:span><text:span text:style-name="T2">);</text:span></text:p>
      <text:p text:style-name="P5"/>
      <text:p text:style-name="P3"><text:span text:style-name="T2"><text:s text:c="2"/></text:span><text:span text:style-name="T8">$doc </text:span><text:span text:style-name="T11">= new </text:span><text:span text:style-name="T17">DOMDocument</text:span><text:span text:style-name="T2">;</text:span></text:p>
      <text:p text:style-name="P3"><text:span text:style-name="T6"><text:s text:c="2"/></text:span></text:p>
      <text:p text:style-name="P3"><text:span text:style-name="T6"><text:s text:c="2"/></text:span><text:span text:style-name="T18">// Ideally, we would not do this; instead we'd use $doc-&gt;loadXML($xml_file)</text:span></text:p>
      <text:p text:style-name="P3"><text:span text:style-name="T6"><text:s text:c="2"/></text:span><text:span text:style-name="T18">// but this wouldn't work for me as PHP complained the XML retrieved from</text:span></text:p>
      <text:p text:style-name="P3"><text:span text:style-name="T6"><text:s text:c="2"/></text:span><text:span text:style-name="T18">// aftenposten.no was not well-formed XML. Loading it as HTML (which does not require</text:span></text:p>
      <text:p text:style-name="P3"><text:span text:style-name="T6"><text:s text:c="2"/></text:span><text:span text:style-name="T18">// it to be well-formed and then saving it as XML works). </text:span></text:p>
      <text:p text:style-name="P3"><text:span text:style-name="T6"><text:s text:c="2"/></text:span><text:span text:style-name="T18">// For some reason, it also works by manually saving the xml and opening it from file.</text:span></text:p>
      <text:p text:style-name="P3"><text:span text:style-name="T6"><text:s text:c="2"/></text:span><text:span text:style-name="T8">$doc</text:span><text:span text:style-name="T11">-&gt;</text:span><text:span text:style-name="T2">loadHTML(</text:span><text:span text:style-name="T8">$xml_file</text:span><text:span text:style-name="T2">);</text:span></text:p>
      <text:p text:style-name="P3"><text:span text:style-name="T2"><text:s text:c="2"/></text:span></text:p>
      <text:p text:style-name="P5"/>
      <text:p text:style-name="P3"><text:span text:style-name="T2"><text:s text:c="2"/></text:span><text:span text:style-name="T8">$xpath </text:span><text:span text:style-name="T11">= new </text:span><text:span text:style-name="T17">DOMXPath</text:span><text:span text:style-name="T2">(</text:span><text:span text:style-name="T8">$doc</text:span><text:span text:style-name="T2">);</text:span></text:p>
      <text:p text:style-name="P3"><text:span text:style-name="T2"><text:s text:c="2"/></text:span><text:span text:style-name="T8">$title </text:span><text:span text:style-name="T11">= </text:span><text:span text:style-name="T8">$xpath</text:span><text:span text:style-name="T11">-&gt;</text:span><text:span text:style-name="T2">query(</text:span><text:span text:style-name="T16">"//channel/title"</text:span><text:span text:style-name="T2">)</text:span><text:span text:style-name="T11">-&gt;</text:span><text:span text:style-name="T2">item(</text:span><text:span text:style-name="T21">0</text:span><text:span text:style-name="T2">)</text:span><text:span text:style-name="T11">-&gt;</text:span><text:span text:style-name="T8">textContent</text:span><text:span text:style-name="T2">;</text:span></text:p>
      <text:p text:style-name="P3"><text:span text:style-name="T2"><text:s text:c="2"/></text:span></text:p>
      <text:p text:style-name="P3"><text:span text:style-name="T2"><text:s text:c="2"/></text:span><text:span text:style-name="T8">$item_count </text:span><text:span text:style-name="T11">= </text:span><text:span text:style-name="T8">$xpath</text:span><text:span text:style-name="T11">-&gt;</text:span><text:span text:style-name="T2">evaluate(</text:span><text:span text:style-name="T16">"count(//channel/item)"</text:span><text:span text:style-name="T2">);</text:span><text:span text:style-name="T6"> </text:span></text:p>
      <text:p text:style-name="P3"><text:span text:style-name="T2">?&gt;</text:span></text:p>
      <text:p text:style-name="P5"/>
      <text:p text:style-name="P3"><text:span text:style-name="T23">&lt;</text:span><text:span text:style-name="T24">html</text:span><text:span text:style-name="T23">&gt;</text:span></text:p>
      <text:p text:style-name="P3"><text:span text:style-name="T2"><text:tab/></text:span><text:span text:style-name="T23">&lt;</text:span><text:span text:style-name="T24">meta http-equiv</text:span><text:span text:style-name="T23">=</text:span><text:span text:style-name="T16">"Content-Type" </text:span><text:span text:style-name="T24">content</text:span><text:span text:style-name="T23">=</text:span><text:span text:style-name="T16">"text/html; charset=UTF-8"</text:span><text:span text:style-name="T23">&gt;</text:span></text:p>
      <text:p text:style-name="P4"><text:span text:style-name="T2"><text:tab/></text:span><text:span text:style-name="T23">&lt;</text:span><text:span text:style-name="T24">head</text:span><text:span text:style-name="T23">&gt;</text:span></text:p>
      <text:p text:style-name="P3"><text:span text:style-name="T2"><text:tab/><text:tab/></text:span><text:span text:style-name="T23">&lt;</text:span><text:span text:style-name="T24">title</text:span><text:span text:style-name="T23">&gt;</text:span><text:span text:style-name="T2">&lt;?php</text:span><text:span text:style-name="T6"> </text:span><text:span text:style-name="T14">echo </text:span><text:span text:style-name="T8">$title</text:span><text:span text:style-name="T2">;</text:span><text:span text:style-name="T6"> </text:span><text:span text:style-name="T2">?&gt;</text:span><text:span text:style-name="T23">&lt;/</text:span><text:span text:style-name="T24">title</text:span><text:span text:style-name="T23">&gt;</text:span></text:p>
      <text:p text:style-name="P3"><text:span text:style-name="T2"><text:tab/><text:tab/></text:span><text:span text:style-name="T23">&lt;</text:span><text:span text:style-name="T24">style type</text:span><text:span text:style-name="T23">=</text:span><text:span text:style-name="T16">"text/css"</text:span><text:span text:style-name="T23">&gt;</text:span></text:p>
      <text:p text:style-name="P3"><text:span text:style-name="T6"><text:tab/><text:tab/><text:tab/></text:span><text:span text:style-name="T11">body</text:span></text:p>
      <text:p text:style-name="P3"><text:span text:style-name="T2"><text:tab/><text:tab/><text:tab/>{</text:span></text:p>
      <text:p text:style-name="P3"><text:span text:style-name="T2"><text:tab/><text:tab/><text:tab/><text:tab/></text:span><text:span text:style-name="T25">background</text:span><text:span text:style-name="T2">: </text:span><text:span text:style-name="T26">#DDD</text:span><text:span text:style-name="T2">;</text:span></text:p>
      <text:p text:style-name="P3"><text:span text:style-name="T2"><text:tab/><text:tab/><text:tab/>}</text:span></text:p>
      <text:p text:style-name="P3"><text:span text:style-name="T2"><text:tab/><text:tab/><text:tab/></text:span><text:span text:style-name="T11">div</text:span><text:span text:style-name="T27">#wrapper</text:span></text:p>
      <text:p text:style-name="P3"><text:span text:style-name="T2"><text:tab/><text:tab/><text:tab/>{</text:span></text:p>
      <text:p text:style-name="P3"><text:span text:style-name="T2"><text:tab/><text:tab/><text:tab/><text:tab/></text:span><text:span text:style-name="T25">background</text:span><text:span text:style-name="T2">: </text:span><text:span text:style-name="T28">#ECECEC</text:span><text:span text:style-name="T2">;</text:span></text:p>
      <text:p text:style-name="P3"><text:span text:style-name="T2"><text:tab/><text:tab/><text:tab/><text:tab/></text:span><text:span text:style-name="T25">width</text:span><text:span text:style-name="T2">: </text:span><text:span text:style-name="T26">800</text:span><text:span text:style-name="T11">px</text:span><text:span text:style-name="T2">;</text:span></text:p>
      <text:p text:style-name="P3"><text:span text:style-name="T2"><text:tab/><text:tab/><text:tab/><text:tab/></text:span><text:span text:style-name="T25">margin</text:span><text:span text:style-name="T2">: </text:span><text:span text:style-name="T29">auto</text:span><text:span text:style-name="T2"> </text:span><text:span text:style-name="T29">auto</text:span><text:span text:style-name="T2">;</text:span></text:p>
      <text:p text:style-name="P3"><text:span text:style-name="T2"><text:tab/><text:tab/><text:tab/>}</text:span></text:p>
      <text:p text:style-name="P3"><text:span text:style-name="T2"><text:tab/><text:tab/><text:tab/></text:span></text:p>
      <text:p text:style-name="P3"><text:span text:style-name="T6"><text:tab/><text:tab/><text:tab/></text:span><text:span text:style-name="T11">div</text:span><text:span text:style-name="T27">#wrapper</text:span><text:span text:style-name="T2"> </text:span><text:span text:style-name="T24">.item</text:span></text:p>
      <text:p text:style-name="P3"><text:span text:style-name="T2"><text:tab/><text:tab/><text:tab/>{</text:span></text:p>
      <text:p text:style-name="P3"><text:span text:style-name="T2"><text:tab/><text:tab/><text:tab/><text:tab/></text:span><text:span text:style-name="T25">color</text:span><text:span text:style-name="T2">: </text:span><text:span text:style-name="T26">#555</text:span><text:span text:style-name="T2">;</text:span></text:p>
      <text:p text:style-name="P3"><text:span text:style-name="T2"><text:tab/><text:tab/><text:tab/><text:tab/></text:span><text:span text:style-name="T25">width</text:span><text:span text:style-name="T2">: </text:span><text:span text:style-name="T26">390</text:span><text:span text:style-name="T11">px</text:span><text:span text:style-name="T2">;</text:span></text:p>
      <text:p text:style-name="P3"><text:span text:style-name="T2"><text:tab/><text:tab/><text:tab/><text:tab/></text:span><text:span text:style-name="T25">padding</text:span><text:span text:style-name="T2">: </text:span><text:span text:style-name="T26">5</text:span><text:span text:style-name="T11">px</text:span><text:span text:style-name="T2">;</text:span></text:p>
      <text:p text:style-name="P3"><text:span text:style-name="T2"><text:tab/><text:tab/><text:tab/><text:tab/></text:span><text:span text:style-name="T25">position</text:span><text:span text:style-name="T2">: </text:span><text:span text:style-name="T29">relative</text:span><text:span text:style-name="T2">;</text:span></text:p>
      <text:p text:style-name="P3"><text:span text:style-name="T2"><text:tab/><text:tab/><text:tab/><text:tab/></text:span><text:span text:style-name="T25">float</text:span><text:span text:style-name="T2">: </text:span><text:span text:style-name="T29">left</text:span><text:span text:style-name="T2">;</text:span></text:p>
      <text:p text:style-name="P3"><text:span text:style-name="T2"><text:tab/><text:tab/><text:tab/><text:tab/></text:span><text:span text:style-name="T25">border-bottom</text:span><text:span text:style-name="T2">: </text:span><text:span text:style-name="T26">1</text:span><text:span text:style-name="T11">px</text:span><text:span text:style-name="T2"> </text:span><text:span text:style-name="T29">solid</text:span><text:span text:style-name="T2"> </text:span><text:span text:style-name="T26">#CCC</text:span><text:span text:style-name="T2">;</text:span></text:p>
      <text:p text:style-name="P3"><text:span text:style-name="T2"><text:tab/><text:tab/><text:tab/><text:tab/></text:span><text:span text:style-name="T25">min-height</text:span><text:span text:style-name="T2">: </text:span><text:span text:style-name="T26">350</text:span><text:span text:style-name="T11">px</text:span><text:span text:style-name="T2">;</text:span></text:p>
      <text:p text:style-name="P3"><text:span text:style-name="T2"><text:tab/><text:tab/><text:tab/>}</text:span></text:p>
      <text:p text:style-name="P3"><text:span text:style-name="T2"><text:tab/><text:tab/><text:tab/></text:span></text:p>
      <text:p text:style-name="P3"><text:span text:style-name="T2"><text:tab/><text:tab/><text:tab/></text:span><text:span text:style-name="T24">.item</text:span><text:span text:style-name="T2"> </text:span><text:span text:style-name="T11">a</text:span><text:span text:style-name="T24">.readmore</text:span></text:p>
      <text:p text:style-name="P3"><text:span text:style-name="T2"><text:tab/><text:tab/><text:tab/>{</text:span></text:p>
      <text:p text:style-name="P3"><text:span text:style-name="T2"><text:tab/><text:tab/><text:tab/><text:tab/></text:span><text:span text:style-name="T25">color</text:span><text:span text:style-name="T2">: </text:span><text:span text:style-name="T21">orange</text:span><text:span text:style-name="T2">;</text:span></text:p>
      <text:p text:style-name="P3"><text:span text:style-name="T2"><text:tab/><text:tab/><text:tab/><text:tab/></text:span><text:span text:style-name="T25">text-decoration</text:span><text:span text:style-name="T2">: </text:span><text:span text:style-name="T29">none</text:span><text:span text:style-name="T2">;</text:span></text:p>
      <text:p text:style-name="P3"><text:span text:style-name="T2"><text:tab/><text:tab/><text:tab/>}</text:span></text:p>
      <text:p text:style-name="P3"><text:span text:style-name="T2"><text:tab/><text:tab/><text:tab/></text:span></text:p>
      <text:p text:style-name="P3"><text:span text:style-name="T6"><text:tab/><text:tab/><text:tab/></text:span><text:span text:style-name="T24">.item</text:span><text:span text:style-name="T2"> </text:span><text:span text:style-name="T24">.pubdate</text:span></text:p>
      <text:p text:style-name="P3"><text:soft-page-break/><text:span text:style-name="T2"><text:tab/><text:tab/><text:tab/>{</text:span></text:p>
      <text:p text:style-name="P3"><text:span text:style-name="T2"><text:tab/><text:tab/><text:tab/><text:tab/></text:span><text:span text:style-name="T25">font-size</text:span><text:span text:style-name="T2">: </text:span><text:span text:style-name="T28">small</text:span><text:span text:style-name="T2">;</text:span></text:p>
      <text:p text:style-name="P3"><text:span text:style-name="T2"><text:tab/><text:tab/><text:tab/><text:tab/></text:span><text:span text:style-name="T25">margin-bottom</text:span><text:span text:style-name="T2">: </text:span><text:span text:style-name="T26">0</text:span><text:span text:style-name="T11">px</text:span><text:span text:style-name="T2">;</text:span></text:p>
      <text:p text:style-name="P3"><text:span text:style-name="T2"><text:tab/><text:tab/><text:tab/>}</text:span></text:p>
      <text:p text:style-name="P3"><text:span text:style-name="T2"><text:tab/><text:tab/><text:tab/></text:span></text:p>
      <text:p text:style-name="P3"><text:span text:style-name="T2"><text:tab/><text:tab/></text:span><text:span text:style-name="T23">&lt;/</text:span><text:span text:style-name="T24">style</text:span><text:span text:style-name="T23">&gt;</text:span></text:p>
      <text:p text:style-name="P3"><text:span text:style-name="T2"><text:tab/></text:span><text:span text:style-name="T23">&lt;/</text:span><text:span text:style-name="T24">head</text:span><text:span text:style-name="T23">&gt;</text:span></text:p>
      <text:p text:style-name="P3"><text:span text:style-name="T2"><text:tab/></text:span><text:span text:style-name="T23">&lt;</text:span><text:span text:style-name="T24">body</text:span><text:span text:style-name="T23">&gt;</text:span></text:p>
      <text:p text:style-name="P4"><text:span text:style-name="T2"><text:tab/></text:span><text:span text:style-name="T23">&lt;</text:span><text:span text:style-name="T24">h1</text:span><text:span text:style-name="T23">&gt;</text:span><text:span text:style-name="T2">&lt;?php</text:span><text:span text:style-name="T6"> </text:span><text:span text:style-name="T14">echo </text:span><text:span text:style-name="T8">$title</text:span><text:span text:style-name="T2">;</text:span><text:span text:style-name="T6"> </text:span><text:span text:style-name="T2">?&gt;</text:span><text:span text:style-name="T23">&lt;/</text:span><text:span text:style-name="T24">h1</text:span><text:span text:style-name="T23">&gt;</text:span></text:p>
      <text:p text:style-name="P3"><text:span text:style-name="T2"><text:tab/></text:span><text:span text:style-name="T23">&lt;</text:span><text:span text:style-name="T24">div id</text:span><text:span text:style-name="T23">=</text:span><text:span text:style-name="T16">'wrapper'</text:span><text:span text:style-name="T23">&gt;</text:span></text:p>
      <text:p text:style-name="P3"><text:span text:style-name="T2"><text:tab/>&lt;?php</text:span></text:p>
      <text:p text:style-name="P3"><text:span text:style-name="T6"><text:tab/> <text:s/></text:span><text:span text:style-name="T9">$i </text:span><text:span text:style-name="T12">= </text:span><text:span text:style-name="T22">1</text:span><text:span text:style-name="T4">;</text:span></text:p>
      <text:p text:style-name="P6"><text:span text:style-name="T1"><text:s text:c="2"/><text:tab/> <text:s/></text:span><text:span text:style-name="T10">while</text:span><text:span text:style-name="T1">(</text:span><text:span text:style-name="T7">$i </text:span><text:span text:style-name="T10">&lt;= </text:span><text:span text:style-name="T7">$item_count</text:span><text:span text:style-name="T1">)</text:span></text:p>
      <text:p text:style-name="P6"><text:span text:style-name="T1"><text:s text:c="2"/><text:tab/> <text:s/>{</text:span></text:p>
      <text:p text:style-name="P6"><text:span text:style-name="T5"><text:s text:c="2"/><text:tab/> <text:s text:c="3"/></text:span><text:span text:style-name="T19">// Set up all important variables</text:span></text:p>
      <text:p text:style-name="P6"><text:span text:style-name="T5"><text:s text:c="9"/></text:span><text:span text:style-name="T7">$item_title </text:span><text:span text:style-name="T10">= </text:span><text:span text:style-name="T7">$xpath</text:span><text:span text:style-name="T10">-&gt;</text:span><text:span text:style-name="T1">query(</text:span><text:span text:style-name="T15">"//channel/item[</text:span><text:span text:style-name="T30">$i</text:span><text:span text:style-name="T15">]/title"</text:span><text:span text:style-name="T1">)</text:span><text:span text:style-name="T10">-&gt;</text:span><text:span text:style-name="T1">item(</text:span><text:span text:style-name="T20">0</text:span><text:span text:style-name="T1">)</text:span><text:span text:style-name="T10">-&gt;</text:span><text:span text:style-name="T7">textContent</text:span><text:span text:style-name="T1">;</text:span></text:p>
      <text:p text:style-name="P6"><text:span text:style-name="T1"/></text:p>
      <text:p text:style-name="P6"><text:span text:style-name="T1"><text:tab/> <text:s text:c="2"/></text:span><text:span text:style-name="T7">$item_description </text:span><text:span text:style-name="T10">= </text:span><text:span text:style-name="T7">$xpath</text:span><text:span text:style-name="T10">-&gt;</text:span><text:span text:style-name="T1">query(</text:span><text:span text:style-name="T15">"//channel/item[</text:span><text:span text:style-name="T30">$i</text:span><text:span text:style-name="T15">]/description"</text:span><text:span text:style-name="T1">)</text:span><text:span text:style-name="T10">-&gt;</text:span><text:span text:style-name="T1">item(</text:span><text:span text:style-name="T20">0</text:span><text:span text:style-name="T1">)</text:span><text:span text:style-name="T10">-&gt;</text:span><text:span text:style-name="T7">textContent</text:span><text:span text:style-name="T1">;</text:span></text:p>
      <text:p text:style-name="P6"><text:span text:style-name="T1"/></text:p>
      <text:p text:style-name="P6"><text:span text:style-name="T1"><text:tab/></text:span><text:span text:style-name="T7">$publication_date </text:span><text:span text:style-name="T10">= </text:span><text:span text:style-name="T7">$xpath</text:span><text:span text:style-name="T10">-&gt;</text:span><text:span text:style-name="T1">query(</text:span><text:span text:style-name="T15">"//channel/item[</text:span><text:span text:style-name="T30">$i</text:span><text:span text:style-name="T15">]/pubDate"</text:span><text:span text:style-name="T1">)</text:span><text:span text:style-name="T10">-&gt;</text:span><text:span text:style-name="T1">item(</text:span><text:span text:style-name="T20">0</text:span><text:span text:style-name="T1">)</text:span><text:span text:style-name="T10">-&gt;</text:span><text:span text:style-name="T7">textContent</text:span><text:span text:style-name="T1">;</text:span></text:p>
      <text:p text:style-name="P6"><text:span text:style-name="T1"/></text:p>
      <text:p text:style-name="P6"><text:span text:style-name="T1"><text:tab/> <text:s text:c="3"/></text:span><text:span text:style-name="T7">$url </text:span><text:span text:style-name="T10">= </text:span><text:span text:style-name="T7">$xpath</text:span><text:span text:style-name="T10">-&gt;</text:span><text:span text:style-name="T1">query(</text:span><text:span text:style-name="T15">"//channel/item[</text:span><text:span text:style-name="T30">$i</text:span><text:span text:style-name="T15">]/link"</text:span><text:span text:style-name="T1">)</text:span><text:span text:style-name="T10">-&gt;</text:span><text:span text:style-name="T1">item(</text:span><text:span text:style-name="T20">0</text:span><text:span text:style-name="T1">)</text:span><text:span text:style-name="T10">-&gt;</text:span><text:span text:style-name="T7">textContent</text:span><text:span text:style-name="T1">;</text:span></text:p>
      <text:p text:style-name="P6"><text:span text:style-name="T1"><text:tab/> <text:s text:c="3"/></text:span><text:span text:style-name="T7">$img </text:span><text:span text:style-name="T10">= </text:span><text:span text:style-name="T7">$xpath</text:span><text:span text:style-name="T10">-&gt;</text:span><text:span text:style-name="T1">query(</text:span><text:span text:style-name="T15">"//channel/item[</text:span><text:span text:style-name="T30">$i</text:span><text:span text:style-name="T15">]/enclosure[@type='img/jpg']/@url"</text:span><text:span text:style-name="T1">);</text:span></text:p>
      <text:p text:style-name="P6"><text:span text:style-name="T5"><text:tab/><text:tab/><text:tab/><text:tab/><text:tab/></text:span></text:p>
      <text:p text:style-name="P6"><text:span text:style-name="T5"><text:tab/></text:span></text:p>
      <text:p text:style-name="P6"><text:span text:style-name="T5"><text:tab/> <text:s text:c="4"/></text:span><text:span text:style-name="T19">// Create element for displaying this item</text:span></text:p>
      <text:p text:style-name="P6"><text:span text:style-name="T5"><text:tab/> <text:s text:c="4"/></text:span><text:span text:style-name="T13">echo</text:span><text:span text:style-name="T5"> </text:span><text:span text:style-name="T15">"&lt;div class='item'&gt;"</text:span><text:span text:style-name="T1">;</text:span></text:p>
      <text:p text:style-name="P6"><text:span text:style-name="T5"><text:tab/></text:span></text:p>
      <text:p text:style-name="P6"><text:span text:style-name="T5"><text:tab/> <text:s text:c="4"/></text:span><text:span text:style-name="T19">// Print title</text:span></text:p>
      <text:p text:style-name="P6"><text:span text:style-name="T5"><text:tab/> <text:s text:c="4"/></text:span><text:span text:style-name="T13">echo</text:span><text:span text:style-name="T5"> </text:span><text:span text:style-name="T15">"&lt;h2&gt;"</text:span><text:span text:style-name="T5"> </text:span><text:span text:style-name="T1">. </text:span><text:span text:style-name="T7">$item_title </text:span><text:span text:style-name="T1">.</text:span><text:span text:style-name="T5"> </text:span><text:span text:style-name="T15">"&lt;/h2&gt;"</text:span><text:span text:style-name="T1">;</text:span></text:p>
      <text:p text:style-name="P6"><text:span text:style-name="T5"><text:tab/><text:tab/><text:tab/><text:tab/><text:tab/></text:span></text:p>
      <text:p text:style-name="P6"><text:span text:style-name="T5"><text:tab/> <text:s text:c="4"/></text:span><text:span text:style-name="T19">// Print image (if any)</text:span></text:p>
      <text:p text:style-name="P6"><text:span text:style-name="T5"><text:tab/> <text:s text:c="4"/></text:span><text:span text:style-name="T10">if</text:span><text:span text:style-name="T1">(</text:span><text:span text:style-name="T7">$img</text:span><text:span text:style-name="T10">-&gt;</text:span><text:span text:style-name="T7">length </text:span><text:span text:style-name="T10">&gt; </text:span><text:span text:style-name="T20">0</text:span><text:span text:style-name="T1">)</text:span></text:p>
      <text:p text:style-name="P6"><text:span text:style-name="T1"><text:tab/><text:tab/> <text:s/></text:span><text:span text:style-name="T13">echo</text:span><text:span text:style-name="T5"> </text:span><text:span text:style-name="T15">"&lt;p&gt;&lt;img src='"</text:span><text:span text:style-name="T1">.</text:span><text:span text:style-name="T7">$img</text:span><text:span text:style-name="T10">-&gt;</text:span><text:span text:style-name="T1">item(</text:span><text:span text:style-name="T20">0</text:span><text:span text:style-name="T1">)</text:span><text:span text:style-name="T10">-&gt;</text:span><text:span text:style-name="T7">textContent</text:span><text:span text:style-name="T1">.</text:span><text:span text:style-name="T15">"' /&gt;&lt;/p&gt;"</text:span><text:span text:style-name="T1">;</text:span></text:p>
      <text:p text:style-name="P6"><text:span text:style-name="T5"><text:tab/><text:tab/><text:tab/><text:tab/><text:tab/></text:span></text:p>
      <text:p text:style-name="P6"><text:span text:style-name="T5"><text:tab/> <text:s text:c="4"/></text:span><text:span text:style-name="T19">// Print description</text:span></text:p>
      <text:p text:style-name="P6"><text:span text:style-name="T5"><text:tab/> <text:s text:c="4"/></text:span><text:span text:style-name="T13">echo</text:span><text:span text:style-name="T5"> </text:span><text:span text:style-name="T15">"&lt;p&gt;"</text:span><text:span text:style-name="T5"> </text:span><text:span text:style-name="T1">. </text:span><text:span text:style-name="T7">$item_description </text:span><text:span text:style-name="T1">.</text:span><text:span text:style-name="T5"> </text:span><text:span text:style-name="T15">"&lt;/p&gt;"</text:span><text:span text:style-name="T1">;</text:span></text:p>
      <text:p text:style-name="P6"><text:span text:style-name="T5"><text:tab/><text:tab/><text:tab/><text:tab/><text:tab/></text:span></text:p>
      <text:p text:style-name="P6"><text:span text:style-name="T5"><text:tab/><text:tab/><text:tab/><text:tab/><text:tab/></text:span><text:span text:style-name="T19">// Print read more link</text:span></text:p>
      <text:p text:style-name="P6"><text:span text:style-name="T5"><text:tab/> <text:s text:c="4"/></text:span><text:span text:style-name="T13">echo</text:span><text:span text:style-name="T5"> </text:span><text:span text:style-name="T15">"&lt;p&gt;&lt;a href='"</text:span><text:span text:style-name="T1">.</text:span><text:span text:style-name="T7">$url</text:span><text:span text:style-name="T1">.</text:span><text:span text:style-name="T15">"' class='readmore'&gt;Read more&lt;/a&gt;&lt;/p&gt;"</text:span><text:span text:style-name="T1">;</text:span></text:p>
      <text:p text:style-name="P6"><text:span text:style-name="T5"><text:tab/><text:tab/><text:tab/><text:tab/><text:tab/></text:span></text:p>
      <text:p text:style-name="P6"><text:span text:style-name="T5"><text:tab/> <text:s text:c="4"/></text:span><text:span text:style-name="T19">// Print publication date</text:span></text:p>
      <text:p text:style-name="P6"><text:span text:style-name="T5"><text:tab/> <text:s text:c="4"/></text:span><text:span text:style-name="T13">echo</text:span><text:span text:style-name="T5"> </text:span><text:span text:style-name="T15">"&lt;p class='pubdate'&gt;Published: "</text:span><text:span text:style-name="T1">.</text:span><text:span text:style-name="T7">$publication_date</text:span><text:span text:style-name="T1">.</text:span><text:span text:style-name="T15">"&lt;/p&gt;"</text:span><text:span text:style-name="T1">;</text:span></text:p>
      <text:p text:style-name="P6"><text:span text:style-name="T1"><text:tab/><text:tab/><text:tab/><text:tab/><text:tab/></text:span></text:p>
      <text:p text:style-name="P6"><text:span text:style-name="T1"><text:tab/> <text:s text:c="4"/></text:span><text:span text:style-name="T13">echo</text:span><text:span text:style-name="T5"> </text:span><text:span text:style-name="T15">"&lt;/div&gt;"</text:span><text:span text:style-name="T1">;</text:span></text:p>
      <text:p text:style-name="P6"><text:span text:style-name="T1"><text:tab/></text:span></text:p>
      <text:p text:style-name="P6"><text:span text:style-name="T1"><text:s text:c="2"/><text:tab/> <text:s text:c="4"/></text:span><text:span text:style-name="T7">$i</text:span><text:span text:style-name="T10">++</text:span><text:span text:style-name="T1">;</text:span></text:p>
      <text:p text:style-name="P6"><text:span text:style-name="T1"><text:s text:c="2"/><text:tab/> <text:s/>}</text:span></text:p>
      <text:p text:style-name="P6"><text:span text:style-name="T1"><text:s text:c="6"/>?&gt;<text:tab/></text:span></text:p>
      <text:p text:style-name="P3"><text:span text:style-name="T2"><text:s text:c="4"/></text:span><text:span text:style-name="T23">&lt;/</text:span><text:span text:style-name="T24">div</text:span><text:span text:style-name="T23">&gt;</text:span></text:p>
      <text:p text:style-name="P3"><text:span text:style-name="T2"><text:s text:c="2"/></text:span><text:span text:style-name="T23">&lt;/</text:span><text:span text:style-name="T24">body</text:span><text:span text:style-name="T23">&gt;</text:span></text:p>
      <text:p text:style-name="P3"><text:span text:style-name="T23">&lt;/</text:span><text:span text:style-name="T24">html</text:span><text:span text:style-name="T23">&gt;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Monospace1" svg:font-family="Monospace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2:33:35.596546980</meta:creation-date>
    <dc:date>2013-10-28T02:44:39.990100859</dc:date>
    <meta:editing-duration>P0D</meta:editing-duration>
    <meta:editing-cycles>1</meta:editing-cycles>
    <meta:document-statistic meta:table-count="0" meta:image-count="0" meta:object-count="0" meta:page-count="3" meta:paragraph-count="111" meta:word-count="310" meta:character-count="3334" meta:non-whitespace-character-count="2775"/>
    <meta:generator>LibreOffice/4.1.1.2$Linux_X86_64 LibreOffice_project/410m0$Build-2</meta:generator>
  </office:meta>
</office:document-meta>
</file>